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strategias de respaldo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Administración de sistemas avanzada</text:p>
            <text:p>TUASSL – 2017 </text:p>
            <text:p>FAI – UNCOMA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olítica de copia de respaldo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opósito y requerimientos legales</text:p>
              </text:list-item>
              <text:list-item>
                <text:p>Archivos a respaldar</text:p>
              </text:list-item>
              <text:list-item>
                <text:p>Dinámica de los archivos (tipo, tasa de crecimiento). </text:p>
              </text:list-item>
              <text:list-item>
                <text:p>Período de cobertura </text:p>
              </text:list-item>
              <text:list-item>
                <text:p>Esquema / estrategia de respaldo </text:p>
              </text:list-item>
              <text:list-item>
                <text:p>Almacenamiento físico del respaldo </text:p>
              </text:list-item>
              <text:list-item>
                <text:p>Presupuesto </text:p>
              </text:list-item>
              <text:list-item>
                <text:p>Herramientas y formato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olítica de copia de respaldo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istema de apoyo </text:p>
              </text:list-item>
              <text:list-item>
                <text:p>Documentación: procedimientos de restauración, procedimiento de verificación. </text:p>
              </text:list-item>
              <text:list-item>
                <text:p>Eliminación del respaldo</text:p>
              </text:list-item>
              <text:list-item>
                <text:p>Escalabilidad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erramientas: rsync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incronización de directorios y archivos</text:p>
              </text:list-item>
              <text:list-item>
                <text:p>Algoritmo de cómputo de diferencia entre archivos</text:p>
              </text:list-item>
              <text:list-item>
                <text:p><text:s/>Usos</text:p>
                <text:list>
                  <text:list-item>
                    <text:p>Copia local </text:p>
                  </text:list-item>
                  <text:list-item>
                    <text:p>Copia entre local y host remoto con shell remoto como transporte (ej: ssh) </text:p>
                  </text:list-item>
                  <text:list-item>
                    <text:p>Copia entre local y host remoto con demonio rsync</text:p>
                  </text:list-item>
                </text:list>
              </text:list-item>
              <text:list-item>
                <text:p>Opciones para respaldo: <text:span text:style-name="T1">--backup (--compress/-z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erramientas de apoyo 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Amanda</text:p>
                <text:list>
                  <text:list-item>
                    <text:p><text:a xlink:href="http://www.amanda.org/" xlink:type="simple">http://www.amanda.org/</text:a></text:p>
                  </text:list-item>
                </text:list>
              </text:list-item>
              <text:list-item>
                <text:p>Mondo</text:p>
                <text:list>
                  <text:list-item>
                    <text:p><text:a xlink:href="http://www.mondorescue.org/" xlink:type="simple">http://www.mondorescue.org/</text:a></text:p>
                  </text:list-item>
                </text:list>
              </text:list-item>
              <text:list-item>
                <text:p>Clonezilla</text:p>
                <text:list>
                  <text:list-item>
                    <text:p><text:a xlink:href="http://clonezilla.org/" xlink:type="simple">http://clonezilla.org/</text:a><text:tab/><text:tab/></text:p>
                  </text:list-item>
                </text:list>
              </text:list-item>
              <text:list-item>
                <text:p>Relax-and-recover</text:p>
                <text:list>
                  <text:list-item>
                    <text:p><text:a xlink:href="http://relax-and-recover.org/" xlink:type="simple">http://relax-and-recover.org/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plica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bjetivos: aumentar la disponibilidad </text:p>
              </text:list-item>
              <text:list-item>
                <text:p>No se mantiene historia, no es respaldo</text:p>
              </text:list-item>
              <text:list-item>
                <text:p>Tipos: </text:p>
                <text:list>
                  <text:list-item>
                    <text:p>Simétrica/asimétrica</text:p>
                  </text:list-item>
                  <text:list-item>
                    <text:p>Contínua/administrativa</text:p>
                  </text:list-item>
                </text:list>
              </text:list-item>
              <text:list-item>
                <text:p>Herramientas: rsync (<text:span text:style-name="T1">--delete</text:span>), csync2, unison, git, subversion, Glusterfs, Dropbox, DRBD, etc. </text:p>
              </text:list-item>
              <text:list-item>
                <text:p>Replicación de particiones: <text:span text:style-name="T1">dd, partimage,netcat</text:span><text:tab/> <text:s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8:24:04.808104166</meta:creation-date>
    <meta:editing-duration>PT2H33M19S</meta:editing-duration>
    <meta:editing-cycles>10</meta:editing-cycles>
    <meta:generator>LibreOffice/5.4.0.3$Linux_X86_64 LibreOffice_project/40m0$Build-3</meta:generator>
    <dc:date>2017-09-13T13:43:12.539335702</dc:date>
    <meta:document-statistic meta:object-count="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